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de4" officeooo:paragraph-rsid="0010ade4"/>
    </style:style>
    <style:style style:name="P2" style:family="paragraph" style:parent-style-name="Heading_20_1">
      <style:text-properties officeooo:rsid="0010ade4" officeooo:paragraph-rsid="0010ade4"/>
    </style:style>
    <style:style style:name="P3" style:family="paragraph" style:parent-style-name="Heading_20_1">
      <style:text-properties officeooo:rsid="0010ade4" officeooo:paragraph-rsid="00122bb0"/>
    </style:style>
    <style:style style:name="P4" style:family="paragraph" style:parent-style-name="Standard">
      <style:text-properties officeooo:rsid="0010ade4" officeooo:paragraph-rsid="0010ade4"/>
    </style:style>
    <style:style style:name="P5" style:family="paragraph" style:parent-style-name="Standard">
      <style:text-properties officeooo:rsid="001205b2" officeooo:paragraph-rsid="001205b2"/>
    </style:style>
    <style:style style:name="P6" style:family="paragraph" style:parent-style-name="Standard">
      <style:text-properties officeooo:rsid="00122bb0" officeooo:paragraph-rsid="00122bb0"/>
    </style:style>
    <style:style style:name="T1" style:family="text">
      <style:text-properties officeooo:rsid="00122b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 quant 06/03/2026</text:p>
      <text:p text:style-name="Text_20_body"/>
      <text:h text:style-name="P2" text:outline-level="1">detusch algorithm </text:h>
      <text:p text:style-name="P1"/>
      <text:p text:style-name="P1">+ nel O means sum modulo 2</text:p>
      <text:p text:style-name="P1">x nel O means prodotto tensore</text:p>
      <text:p text:style-name="P1"/>
      <text:p text:style-name="P1">in the oracle gate submatrix 1 &amp; 4 can be: flipped or pauli-X and the matrix is simmetrical</text:p>
      <text:p text:style-name="P1"/>
      <text:p text:style-name="P1">tensor pruduct is a vectorial product, it means coordinates product </text:p>
      <text:p text:style-name="P1"/>
      <text:p text:style-name="P1"/>
      <text:p text:style-name="P5">(-1)^f(0)|0&gt; se f(0) da 0 allora ottengo +|0&gt; ovvero |+&gt; è costante</text:p>
      <text:p text:style-name="P5"/>
      <text:p text:style-name="P6">serve per capire se una funzione è costante o bilanciata con 1 lettura al posto di 2</text:p>
      <text:p text:style-name="P6"/>
      <text:h text:style-name="P3" text:outline-level="1">detusch-<text:span text:style-name="T1">joza’s</text:span> algorithm</text:h>
      <text:p text:style-name="P1"/>
      <text:p text:style-name="P6">serve per capire se una funzione è costante o bilanciata con una probabilità di 2/3 con 2 query.</text:p>
      <text:p text:style-name="P6"/>
      <text:p text:style-name="P6"/>
      <text:p text:style-name="P6"/>
      <text:p text:style-name="P6">Qbit data a |00….&gt; si scrive come il prodotto tensore (H^Ox(n)) </text:p>
      <text:p text:style-name="P6">Qbit controllo a |1&gt; <text:s/></text:p>
      <text:p text:style-name="P6"/>
      <text:p text:style-name="P6"/>
      <text:p text:style-name="P6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6T12:20:21.152705225</meta:creation-date>
    <dc:date>2026-03-06T13:18:42.212790983</dc:date>
    <meta:editing-duration>PT58M2S</meta:editing-duration>
    <meta:editing-cycles>3</meta:editing-cycles>
    <meta:generator>LibreOffice/7.6.4.1$Linux_X86_64 LibreOffice_project/e19e193f88cd6c0525a17fb7a176ed8e6a3e2aa1</meta:generator>
    <meta:document-statistic meta:table-count="0" meta:image-count="0" meta:object-count="0" meta:page-count="1" meta:paragraph-count="12" meta:word-count="110" meta:character-count="610" meta:non-whitespace-character-count="507"/>
  </office:meta>
</office:document-meta>
</file>